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Times New Roman"/>
    </style:style>
    <style:style style:name="P3" style:family="paragraph" style:parent-style-name="Standard">
      <style:paragraph-properties fo:margin-left="0cm" fo:margin-right="0cm" fo:orphans="2" fo:widows="2" fo:text-indent="0cm" style:auto-text-indent="false"/>
      <style:text-properties style:font-name="Times New Roman" fo:font-size="12pt" style:font-size-asian="12pt" style:font-size-complex="12pt"/>
    </style:style>
    <style:style style:name="P4" style:family="paragraph" style:parent-style-name="Standard">
      <style:paragraph-properties fo:margin-left="0cm" fo:margin-right="0cm" fo:orphans="2" fo:widows="2" fo:text-indent="0cm" style:auto-text-indent="false"/>
      <style:text-properties fo:font-variant="normal" fo:text-transform="none" fo:color="#212121" style:font-name="Times New Roman" fo:font-size="12pt" fo:letter-spacing="normal" fo:font-style="normal" fo:font-weight="normal" style:font-size-asian="12pt" style:font-size-complex="12pt"/>
    </style:style>
    <style:style style:name="P5"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style:style style:name="T3" style:family="text">
      <style:text-properties fo:font-variant="normal" fo:text-transform="none" fo:color="#212121" fo:letter-spacing="normal" fo:font-style="normal" fo:font-weight="normal"/>
    </style:style>
    <style:style style:name="T4" style:family="text">
      <style:text-properties fo:font-size="12pt" style:font-size-asian="12pt" style:font-size-complex="12pt"/>
    </style:style>
    <style:style style:name="T5"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resentation power point: 15 minutes 13,5---16,5</text:p>
      <text:p text:style-name="P1"/>
      <text:p text:style-name="P1"><text:tab/>presentation du rapport d'analyse:</text:p>
      <text:p text:style-name="P1"/>
      <text:p text:style-name="P1"/>
      <text:p text:style-name="P1"/>
      <text:p text:style-name="P1"/>
      <text:p text:style-name="P1">ma présentation va se dérouler en 3 étape. la 1ère étape expliquant la façon d'ont j'ai analysé le site, la 2eme etant l'explication de toutes mes modifications <text:s/>que j'ai réaliser, et la 3ème etape etant pour le resultat finale que donne l'ensemble de mes modification.</text:p>
      <text:p text:style-name="P1"/>
      <text:p text:style-name="P1">1ère étape, l'analyse du site. alors, pour créer mon rapport d'analyse, j'ai d'abord fait analyser le site <text:s/></text:p>
      <text:p text:style-name="P1"/>
      <text:p text:style-name="P1">par le validateur de W3C. petit rappel, le world wide web consortium, abrégé par le terme W3C est une organisation internationnale à but non lucrative qui à pour but de définir des standards pour les technologies du web. </text:p>
      <text:p text:style-name="P1"/>
      <text:p text:style-name="P1">pour ce faire, le W3C à mis en place un outil open source permetant une analyse automatique afin d'aider les developpeur. </text:p>
      <text:p text:style-name="P1"/>
      <text:p text:style-name="P1">en analysant le fichier de style principale, style.css, le validateur nous informe plusieurs erreurs <text:s/>et avertissements. </text:p>
      <text:p text:style-name="P1"/>
      <text:p text:style-name="P1">des propriétés érronés, inconus et même déconseillés d'utilisation. ce genre d'erreur étant très facile à corriger, il suffit simplement de supprimer la propriété en question ou de la remplacer par une valeur similaire et valide.</text:p>
      <text:p text:style-name="P1"/>
      <text:p text:style-name="P1">en analysant le contenue de chaque page en elle même, c'est a dire le fichier HTML, </text:p>
      <text:p text:style-name="P1"/>
      <text:p text:style-name="P1">le validateur nous informe de nouvelles erreurs, comme une valeur mise par défaut pour indiquer la langue de la page ainsi que des attributs non reconnu. </text:p>
      <text:p text:style-name="P1"/>
      <text:p text:style-name="P1">cependant, W3C ne permet pas d'analyser la qualité d'une page web. pour savoir si notre page web est de qualité, google à mis en place </text:p>
      <text:p text:style-name="P1"/>
      <text:p text:style-name="P1">google lighthouse, un outil simple d'utilisation pouvant verifier les performances, l'accessibilité ainsi que l'optimisation pour les moteurs de recherches. <text:s/></text:p>
      <text:p text:style-name="P1"/>
      <text:p text:style-name="P1">pour chaque analyse, lighthouse nous indique une note sur 100 pour chaque aspect de la page. en dessous de 49, la note est très mauvaise. entre 50 et 89, la note est plutot moyenne, et au dela de 90, c'est une très bonne note.</text:p>
      <text:p text:style-name="P1"/>
      <text:p text:style-name="P1">comme on peux le voir en analysant les 2 pages du site, la majeur partie des notes se situent dans la catégorie moyenne dans tout les aspect. pas mal de modifications sont donc à prévoirs afin de réhausser les notes</text:p>
      <text:p text:style-name="P1"/>
      <text:p text:style-name="P1">en ce qui concerne les erreurs, lighthouse indique à peu près les mêmes erreurs sur les 2 pages : </text:p>
      <text:p text:style-name="P1">dans les grandes lignes, on peux trouver: </text:p>
      <text:p text:style-name="P1"/>
      <text:p text:style-name="P1"/>
      <text:p text:style-name="P1"/>
      <text:p text:style-name="P1"/>
      <text:p text:style-name="P1"><text:soft-page-break/>des failles de securités,</text:p>
      <text:p text:style-name="P1"/>
      <text:p text:style-name="P1">du texte qui n'est pas visible,</text:p>
      <text:p text:style-name="P1"/>
      <text:p text:style-name="P1">le contraste du texte qui n'est pas suffisant,</text:p>
      <text:p text:style-name="P1"/>
      <text:p text:style-name="P1">les images qui peuvent être plus légères,</text:p>
      <text:p text:style-name="P1">etc...</text:p>
      <text:p text:style-name="P1">je ne vais pas tous les citer car l'audit que je vous ai fournis précément indique en détail l'origine et la solution pour chaque problème. </text:p>
      <text:p text:style-name="P1"/>
      <text:p text:style-name="P1">les outils d'analyses automatiques peuvent être très efficaces, nez en moins, une analyse manuelle peux aussi donner de très bons résultats. je me suis donc permis d'examiner manuellement le site sous toutes ses coutures. de cette manière j'ai pu remarquer plusieurs anomalies qu'un logiciel aurait du mal à trouver. mais encore une fois, je ne vais citer que les grandes lignes.</text:p>
      <text:p text:style-name="P1"/>
      <text:p text:style-name="P1">des bug d'affichage pour le responsive</text:p>
      <text:p text:style-name="P1"/>
      <text:p text:style-name="P1">le bouton de navigation qui ne fonctionne pas sur la page 2</text:p>
      <text:p text:style-name="P1"/>
      <text:p text:style-name="P1">le formulaire qui ne fonctionne pas</text:p>
      <text:p text:style-name="P1"/>
      <text:p text:style-name="P1">ainsi qu'une grosse difficulté à modifier le code css et html. maintenant que le site ai été annalysé comme il se doit, on va pouvoir l'optimiser comme il faut. </text:p>
      <text:p text:style-name="P1"/>
      <text:p text:style-name="P1">les actions recommandé. vous m'avez demandé de selectionner 10 recomandations afin d'ameliorer le site. j'ai donc choisi mes 10 recomandation de façon à pouvoir optimiser le site de la façon la plus efficace.</text:p>
      <text:p text:style-name="P1">la 1ère recommandation que j'ai selectionné, est celle qui modifie le plus de chose:</text:p>
      <text:p text:style-name="P1"/>
      <text:p text:style-name="P1">la réécriture du code html et css.</text:p>
      <text:p text:style-name="P1">effectivement, lors ce que l'on s'attarde un peu sur le code, </text:p>
      <text:p text:style-name="P1"/>
      <text:p text:style-name="P1">par exemple avec cet extrait du code qui represente le header, c'est a dire la partie qui represente l'entête du site, il est très compliqué de deviner quel balise fait quoi et pour quel raison. il etait pour moi plus simple de réécrire le code dans son entièreté</text:p>
      <text:p text:style-name="P1"/>
      <text:p text:style-name="P1">afin de rendre la lecture bien plus simple. durant la construction, j'ai donné une class à chaque partie spécifique qui fait référence à sa position ou à son rôle sur le site. </text:p>
      <text:p text:style-name="P1"/>
      <text:p text:style-name="P1">par exemple, la balise bouton navigation fait reference au bouton interactif qui sert à la navigation. ces modifications permettent aussi de pouvoir y appliquer simplement des modifications pour la suite. </text:p>
      <text:p text:style-name="P1"/>
      <text:p text:style-name="P1">cette recommandation à eu aussi comme conséquence de résoudre une partie des problèmes cité un peu avant, comme la majorité des problèmes d'affichage. </text:p>
      <text:p text:style-name="P1">en paralèle, j'y ai aussi appliqué ma 2ème recomandation. </text:p>
      <text:p text:style-name="P1"/>
      <text:p text:style-name="P1">l'utilisation d'un préprocesseur afin de pouvoir compresser le fichier css.</text:p>
      <text:p text:style-name="P1"/>
      <text:p text:style-name="P1"/>
      <text:p text:style-name="P1"/>
      <text:p text:style-name="P1"><text:soft-page-break/></text:p>
      <text:p text:style-name="P1"/>
      <text:p text:style-name="P1">les préprocesseurs on aussi pour qualité de pouvoir dédier un fichiers spécifique pour chaque partie du site sans avoir un quelconque impact. <text:s/>avec le préprocesseur SASS, j'ai séparé les divers aspects du site en divers fichiers ce qui permet de savoir où chercher si on souhaite modifier le visuel d'une partie du site. ces fichiers ne sont là que pour la construction du site, et leurs contenue est compréssé au fur et à mesure des modifications dans un seul fichier css.</text:p>
      <text:p text:style-name="P1">ma 3ème recomandation concerne </text:p>
      <text:p text:style-name="P1"/>
      <text:p text:style-name="P1">les fichiers bootstrap et javascript. </text:p>
      <text:p text:style-name="P1">l'utilisation de ces fichiers donnent des nouvelles possibilités que le css et le html ne peuvent pas reproduire. seulement, lorsque c'est correctement utilisé. dans notre cas, </text:p>
      <text:p text:style-name="P1"/>
      <text:p text:style-name="P1">ces fichiers ne font que modifier des aspects visuels du site que le fichiers css peut lui aussi modifier. sans compter les failles de securités, la suppression de ces fichiers me semble être le choix le plus cohérent. de plus, javascript propose une animation pour la partie portfolio du site qui me semble peu pertiante, ce qui m'amène à ma 4ème recomandation:</text:p>
      <text:p text:style-name="P1"/>
      <text:p text:style-name="P1">la suppression de l'animation lié au portfolio.</text:p>
      <text:p text:style-name="P1">imaginons que je suis un potentiel client qui à besoin de designer son site web. je tombe le site de la chouette agence, </text:p>
      <text:p text:style-name="P1"/>
      <text:p text:style-name="P1">et je me dit que j'aimerais bien voir un peu ce que cette agence à réalisé par le passé. je me rend donc sur la partie portfolio du site,</text:p>
      <text:p text:style-name="P1"/>
      <text:p text:style-name="P1"><text:s/>et j'apperçois 4 images cliquable qui me montre des images qui on certe, peut être un lien avec le theme de la réalisation,</text:p>
      <text:p text:style-name="P1"/>
      <text:p text:style-name="P1">mais cela me donne aucune idée concrète des capacités de l'agence. l'idéal aurait été que chaque image puisse être un lien vers un site web réalisé par l'agence. </text:p>
      <text:p text:style-name="P1"/>
      <text:p text:style-name="P1">j'ai donc remplacé par un lien clicquable l'animation principale du portfolio. ce lien est bien sur modifiable dans le fichier html afin de pouvoir rediriger vers le bon site.</text:p>
      <text:p text:style-name="P1">ma 5ème recomandation concerne les images:</text:p>
      <text:p text:style-name="P1"/>
      <text:p text:style-name="P1">dans leurs format actuel, les images ne sont pas optimisé.</text:p>
      <text:p text:style-name="P1"/>
      <text:p text:style-name="P1">certaines de ces images sont au format bmp, un format très lourd, <text:s/>non compressible et finalement peu adapté pour une utilisation pour un site web. l'idéal etant le format jpg, ou png si l'image possède un effet de transparence. ces 2 formats sont adapté pour le web car ils sont léger, compressible et donc mettent peu de temps à être télécharger. la conversion s'est fait sur le logiciel d'edition d'image gimp, </text:p>
      <text:p text:style-name="P1"/>
      <text:p text:style-name="P1">qui à permis en plus de redimensionner les images sous leurs dimensions utilisé en html, de réaliser un taux de compression minimale à 85%. et ce, pour toutes les images.</text:p>
      <text:p text:style-name="P1"/>
      <text:p text:style-name="P1">pour ma 6ème recomandation, certaines de ces images avaient une utilité peu pertinantes et pouvaient être remplacer: sur un site web, chaque image compte, et son utilisation se doit dêtre pertinante. auquel cas, la présence de ces images n'est pas utile. parmis toutes ces images, </text:p>
      <text:p text:style-name="P1"/>
      <text:p text:style-name="P1">2 d'entre elles possèdent un contenu quasi invisible pour le visiteur, </text:p>
      <text:p text:style-name="P1"/>
      <text:p text:style-name="P1"><text:soft-page-break/>et 3 autres possèdent un contenu uniquement textuel. </text:p>
      <text:p text:style-name="P1"/>
      <text:p text:style-name="P1"/>
      <text:p text:style-name="P1">pour ces 2 images, dots bg et lines h2 bg, quelques lignes de commande donne le même resultat. </text:p>
      <text:p text:style-name="P1"/>
      <text:p text:style-name="P1">en ce qui concerne ces images textuelles, le texte peu simplement être recopié et intégré dans le site. de plus la préscence d'un texte dans une image n'est pas pratique en ce qui concerne l'accessibilité, car les logiciels de lecteur d'ecran son incapable de reconnaitre du texte à l'interieur d'une image.</text:p>
      <text:p text:style-name="P1"/>
      <text:p text:style-name="P1">on fini avec les images avec ma 7ème recomandation.</text:p>
      <text:p text:style-name="P1"/>
      <text:p text:style-name="P1">les logos du site peuvent être converti en image vectoriel pour une meilleur qualité.</text:p>
      <text:p text:style-name="P1">le format vectoriel est un format d'image qui se base sur des formes géometriques simples au lieu d'un cadrillage de couleur. ce format permet donc de creer des images ayant un aspect toujours lisse et net, et ce, peu importe comment l'image peu être étiré. c'est un format utilisé essentielement pour les logos et qui permet en plus de réduire le poid des images. </text:p>
      <text:p text:style-name="P1"/>
      <text:p text:style-name="P1">je me suis donc servi du logiciel inkscape afin de redessiner les images et de les remplacer.</text:p>
      <text:p text:style-name="P1"/>
      <text:p text:style-name="P1">pour ma 8 recomandation, on va voir un peu en detail la police d'écriture:</text:p>
      <text:p text:style-name="P1">comme j'avait dit précedement, chaque image compte, mais cela vaut aussi pour d'autres type de fichiers. </text:p>
      <text:p text:style-name="P1"/>
      <text:p text:style-name="P1">lorsce-que l'on compare les fichiers fontawesome avec des polices déja existantes, on peux s'appercevoir qu'elle est très similaire à la police d'ecriture par défaut arial. il me semble donc logique de remplacer les fichiers de polices d'écritures par la police par défaut Arial.</text:p>
      <text:p text:style-name="P1"/>
      <text:p text:style-name="P1">pour ma 9ème recomandation, cela concerne le nom de la page de contact.</text:p>
      <text:p text:style-name="P1">le second fichier html, </text:p>
      <text:p text:style-name="P1"/>
      <text:p text:style-name="P1">page2, possède un nom qui n'evoque absolument rien en ce qui concerne son contenue. de plus, une personne externe aura quelques difficultés de compréhension si il venait à modifier le site web, surtout si par la suite, d'autres pages vont venir se rajouter au site. c'est donc par soucis d<text:span text:style-name="T5">e clarté que j'ai choisi de renomer le fichier page2.html </text:span></text:p>
      <text:p text:style-name="P2"/>
      <text:p text:style-name="P2">en contact.html, vu que cette page sert principalement à contacter l'agence.</text:p>
      <text:p text:style-name="P2"><text:s/></text:p>
      <text:p text:style-name="P2">pour ma 1<text:span text:style-name="T4">0ème et dernière recommandation, <text:s/>j'ai choisi de remplir la balise title présent dans les fichiers html.</text:span></text:p>
      <text:p text:style-name="P4">la balise title fait partie des éléments principaux qui sont scannés lors de l'indexation d'une page.</text:p>
      <text:p text:style-name="P4"/>
      <text:p text:style-name="P3"><text:span text:style-name="T3">C'est aussi le texte qui est affiché parmi les résultats du moteur de recherche, qui est donc visible par les utilisateurs.</text:span> de plus, avoir une balise title qui décrit la page de façon claire et concise est important pour l'accessibilité, car certains outils d'assistance numerique peuvent utiliser cette balise pour indiquer le contenue principale de la page. </text:p>
      <text:p text:style-name="P3"/>
      <text:p text:style-name="P3">j'ai donc nomé la page principale index en "la chouette agence" et la page de contact en "contact la chouette agence", pour indiquer que c'est bien la page de contact.</text:p>
      <text:p text:style-name="P3"/>
      <text:p text:style-name="P3"/>
      <text:p text:style-name="P3"/>
      <text:p text:style-name="P3"/>
      <text:p text:style-name="P3"><text:soft-page-break/></text:p>
      <text:p text:style-name="P3"/>
      <text:p text:style-name="P2">l'accessibilité</text:p>
      <text:p text:style-name="P2">en plus de mes 10 recomandations, j'ai réalisé des modifications supplémentaires, <text:s/></text:p>
      <text:p text:style-name="P2"/>
      <text:p text:style-name="P2">en rapport avec la page de checklist pour l'accessibilité sur le site develloper.mozilla.org. </text:p>
      <text:p text:style-name="P2"/>
      <text:p text:style-name="P2">pour m'aider, je me suis servi de l'outil d'analyse WAVE, qui indique avec un encadré visuel les problèmes d'accessibilités.</text:p>
      <text:p text:style-name="P2"/>
      <text:p text:style-name="P2">pour commencer, des valeurs de contraste ne sont pas suffisant. j'ai donc changé la couleur de la police d'écriture pour chaque texte où le ratio du contrast etait inferieur à .4,5 sur 1.</text:p>
      <text:p text:style-name="P2"/>
      <text:p text:style-name="P2">en ce qui concerne les problèmes de visibilité comme du texte masqué ou sortant du cadre, cela à été précedement corrigé lors de la réécriture du css/html. </text:p>
      <text:p text:style-name="P2"/>
      <text:p text:style-name="P2">pour le focus, tout les liens peuvent être selectionné avec le bouton de tabulation.</text:p>
      <text:p text:style-name="P2"/>
      <text:p text:style-name="P2">sauf en ce qui concerne le bouton de navigation, mais vu que ce bouton n'est présent que sur le format mobile et tablette, l'écran tactile sera naturelement présent. Donc, il n'est pas necessaire de pouvoir lui mettre le focus.</text:p>
      <text:p text:style-name="P2"/>
      <text:p text:style-name="P2">pour les equivalent textuels, toutes les images possèdent une balise alt avec un text alternative. </text:p>
      <text:p text:style-name="P2"/>
      <text:p text:style-name="P2">le bouton de navigation, qui sert à faire apparaitre le menu déroulant, possède une balise aria label qui indique la fonction principale du bouton. les images avec du texte on été précédement corrigé, </text:p>
      <text:p text:style-name="P2"/>
      <text:p text:style-name="P2">et les elements labels dans le formulaire ont été correctement implémenté.</text:p>
      <text:p text:style-name="P2"/>
      <text:p text:style-name="P2">pour les principales recomandations, </text:p>
      <text:p text:style-name="P2">les titres h1-h2-h3 et les points d'interaction tactiles , c'est à dire le cadre qui permet de cliquer sur ce que l'on souhaite, ont eux aussi été corrigé lors de ma 1ère recommandation.</text:p>
      <text:p text:style-name="P2"/>
      <text:p text:style-name="P2">après toutes ces modifications, nous allons voir maintenant le resultat final avec un comparatif.</text:p>
      <text:p text:style-name="P2"/>
      <text:p text:style-name="P2">commençons par voir le poids total du fichier principale:</text:p>
      <text:p text:style-name="P2">nous pouvons voir que le fichier passe d'un poids de 9,51Mo à 839Ko, ce qui correspond à une réduction de 90%.</text:p>
      <text:p text:style-name="P2"/>
      <text:p text:style-name="P2">en ce qui concerne les images, le poids passe de 7,64Mo à 485Ko, ce qui correspond à une reduction de 93%. </text:p>
      <text:p text:style-name="P2"/>
      <text:p text:style-name="P2">verrifions maintenant les erreurs d'accessibilité avec wave.</text:p>
      <text:p text:style-name="P2"/>
      <text:p text:style-name="P2">comme on peux le voir, le nombre d'erreurs passent d'un total de 14 à 0.</text:p>
      <text:p text:style-name="P2"/>
      <text:p text:style-name="P2">les erreurs de contraste passe de 33 à 0</text:p>
      <text:p text:style-name="P2"/>
      <text:p text:style-name="P2">et le nombre des alertes passent de 16 à 13.</text:p>
      <text:p text:style-name="P2">les alertes qui n'ont pas été corrigé sont liés aux très nombreux liens menant vers la page de contact. elles n'ont pas été corrigé car cela va obligatoirement faire une modification très importante de la construction visuel du site.</text:p>
      <text:p text:style-name="P2"><text:soft-page-break/></text:p>
      <text:p text:style-name="P2">en utilisant l'analyse des performances de google chrome, on peux avoir un apperçu du temps de chargement d'une page web. ce test à été réalisé sur la page principale avec un CPU ralenti de 6X sa capacité normale pour simuler au mieux un appareil peu performant. nous pouvons voir que le chargement de la page passe de 1,6 secondes à 0,8 secondes. ce qui veux dire que le site prend maintenant 2X moins de temps à charger.</text:p>
      <text:p text:style-name="P2"/>
      <text:p text:style-name="P2">terminons maintenant avec un comparatif des notes de lighthouse.</text:p>
      <text:p text:style-name="P2">pour l'ensemble des 2 pages, toutes les notes passent au dela de 90, ce qui est une très bonne note. </text:p>
      <text:p text:style-name="P2">le score de performance passent de 49 à 90 pour la page index, et de 85 à 93 pour la page contact. le SEO passe à 92 pour les 2 pages, et le score d'accessibilité et des meilleurs pratiques font un score sans fa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5M59S</meta:editing-duration>
    <meta:editing-cycles>164</meta:editing-cycles>
    <meta:generator>OpenOffice/4.1.9$Win32 OpenOffice.org_project/419m1$Build-9805</meta:generator>
    <dc:date>2021-02-21T19:29:55.34</dc:date>
    <meta:document-statistic meta:table-count="0" meta:image-count="0" meta:object-count="0" meta:page-count="7" meta:paragraph-count="109" meta:word-count="2509" meta:character-count="14909"/>
    <meta:user-defined meta:name="Info 1"/>
    <meta:user-defined meta:name="Info 2"/>
    <meta:user-defined meta:name="Info 3"/>
    <meta:user-defined meta:name="Info 4"/>
  </office:meta>
</office:document-meta>
</file>